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c6bc3"/>
    </style:style>
    <style:style style:name="P2" style:family="paragraph" style:parent-style-name="Standard">
      <style:text-properties officeooo:rsid="001c6bc3" officeooo:paragraph-rsid="001c6bc3"/>
    </style:style>
    <style:style style:name="P3" style:family="paragraph" style:parent-style-name="Standard">
      <style:text-properties officeooo:rsid="001c6bc3" officeooo:paragraph-rsid="001e0ee0"/>
    </style:style>
    <style:style style:name="P4" style:family="paragraph" style:parent-style-name="Standard">
      <style:text-properties officeooo:rsid="001c6bc3" officeooo:paragraph-rsid="001fb5be"/>
    </style:style>
    <style:style style:name="P5" style:family="paragraph" style:parent-style-name="Standard">
      <style:text-properties officeooo:rsid="001e0ee0" officeooo:paragraph-rsid="001e0ee0"/>
    </style:style>
    <style:style style:name="P6" style:family="paragraph" style:parent-style-name="Standard">
      <style:text-properties fo:font-size="12pt" officeooo:rsid="001c6bc3" officeooo:paragraph-rsid="001c6bc3" style:font-size-asian="12pt" style:font-name-complex="Liberation Serif1" style:font-size-complex="12pt"/>
    </style:style>
    <style:style style:name="P7" style:family="paragraph" style:parent-style-name="Standard">
      <style:text-properties fo:font-size="12pt" officeooo:rsid="001c6bc3" officeooo:paragraph-rsid="0028508b" style:font-size-asian="12pt" style:font-name-complex="Liberation Serif1" style:font-size-complex="12pt"/>
    </style:style>
    <style:style style:name="P8" style:family="paragraph" style:parent-style-name="Standard">
      <style:text-properties fo:font-size="12pt" officeooo:rsid="001e0ee0" officeooo:paragraph-rsid="001c6bc3" style:font-size-asian="12pt" style:font-name-complex="Liberation Serif1" style:font-size-complex="12pt"/>
    </style:style>
    <style:style style:name="P9" style:family="paragraph" style:parent-style-name="Standard">
      <style:text-properties fo:font-size="12pt" officeooo:rsid="001e0ee0" officeooo:paragraph-rsid="001e0ee0" style:font-size-asian="12pt" style:font-name-complex="Liberation Serif1" style:font-size-complex="12pt"/>
    </style:style>
    <style:style style:name="P10" style:family="paragraph" style:parent-style-name="Standard">
      <style:text-properties fo:font-size="12pt" officeooo:paragraph-rsid="001c6bc3" style:font-size-asian="12pt" style:font-name-complex="Liberation Serif1" style:font-size-complex="12pt"/>
    </style:style>
    <style:style style:name="P11" style:family="paragraph" style:parent-style-name="Standard">
      <style:text-properties fo:color="#800000" style:text-underline-style="none" officeooo:rsid="002160b7" officeooo:paragraph-rsid="002160b7"/>
    </style:style>
    <style:style style:name="P12" style:family="paragraph" style:parent-style-name="Standard">
      <style:text-properties fo:color="#800000" fo:font-size="12pt" style:text-underline-style="solid" style:text-underline-width="auto" style:text-underline-color="font-color" officeooo:rsid="001c6bc3" officeooo:paragraph-rsid="001fe6da" style:font-size-asian="12pt" style:font-name-complex="Liberation Serif1" style:font-size-complex="12pt"/>
    </style:style>
    <style:style style:name="P13" style:family="paragraph" style:parent-style-name="Standard">
      <style:text-properties fo:color="#800000" fo:font-size="12pt" style:text-underline-style="solid" style:text-underline-width="auto" style:text-underline-color="font-color" officeooo:rsid="001c6bc3" officeooo:paragraph-rsid="0025255e" style:font-size-asian="12pt" style:font-name-complex="Liberation Serif1" style:font-size-complex="12pt"/>
    </style:style>
    <style:style style:name="P14" style:family="paragraph" style:parent-style-name="Standard">
      <style:text-properties fo:color="#800000" fo:font-size="12pt" style:text-underline-style="solid" style:text-underline-width="auto" style:text-underline-color="font-color" officeooo:rsid="0026147b" officeooo:paragraph-rsid="0026147b" style:font-size-asian="12pt" style:font-name-complex="Liberation Serif1" style:font-size-complex="12pt"/>
    </style:style>
    <style:style style:name="P15" style:family="paragraph" style:parent-style-name="Standard">
      <style:text-properties fo:color="#000000" style:text-underline-style="none" officeooo:rsid="002160b7" officeooo:paragraph-rsid="002160b7"/>
    </style:style>
    <style:style style:name="P16" style:family="paragraph" style:parent-style-name="Standard">
      <style:text-properties fo:color="#000000" style:text-underline-style="solid" style:text-underline-width="auto" style:text-underline-color="font-color" officeooo:rsid="001fe6da" officeooo:paragraph-rsid="0025255e"/>
    </style:style>
    <style:style style:name="P17" style:family="paragraph" style:parent-style-name="Standard">
      <style:text-properties fo:color="#000000" fo:font-size="12pt" style:text-underline-style="solid" style:text-underline-width="auto" style:text-underline-color="font-color" officeooo:rsid="0026147b" officeooo:paragraph-rsid="0026147b" style:font-size-asian="12pt" style:font-name-complex="Liberation Serif1" style:font-size-complex="12pt"/>
    </style:style>
    <style:style style:name="T1" style:family="text">
      <style:text-properties fo:font-size="12pt" style:font-size-asian="12pt" style:font-name-complex="Liberation Serif1" style:font-size-complex="12pt"/>
    </style:style>
    <style:style style:name="T2" style:family="text">
      <style:text-properties fo:font-size="12pt" officeooo:rsid="001c6bc3" style:font-size-asian="12pt" style:font-name-complex="Liberation Serif1" style:font-size-complex="12pt"/>
    </style:style>
    <style:style style:name="T3" style:family="text">
      <style:text-properties fo:font-size="12pt" officeooo:rsid="001e0ee0" style:font-size-asian="12pt" style:font-name-complex="Liberation Serif1" style:font-size-complex="12pt"/>
    </style:style>
    <style:style style:name="T4" style:family="text">
      <style:text-properties fo:font-size="12pt" officeooo:rsid="001fb5be" style:font-size-asian="12pt" style:font-name-complex="Liberation Serif1" style:font-size-complex="12pt"/>
    </style:style>
    <style:style style:name="T5" style:family="text">
      <style:text-properties fo:color="#800000" fo:font-size="12pt" style:font-size-asian="12pt" style:font-name-complex="Liberation Serif1" style:font-size-complex="12pt"/>
    </style:style>
    <style:style style:name="T6" style:family="text">
      <style:text-properties fo:color="#800000" fo:font-size="12pt" officeooo:rsid="001fb5be" style:font-size-asian="12pt" style:font-name-complex="Liberation Serif1" style:font-size-complex="12pt"/>
    </style:style>
    <style:style style:name="T7" style:family="text">
      <style:text-properties fo:color="#800000" fo:font-size="12pt" style:text-underline-style="solid" style:text-underline-width="auto" style:text-underline-color="font-color" fo:font-weight="bold" officeooo:rsid="001e0ee0" style:font-size-asian="12pt" style:font-weight-asian="bold" style:font-name-complex="Liberation Serif1" style:font-size-complex="12pt" style:font-weight-complex="bold"/>
    </style:style>
    <style:style style:name="T8" style:family="text">
      <style:text-properties fo:color="#800000" fo:font-size="12pt" style:text-underline-style="solid" style:text-underline-width="auto" style:text-underline-color="font-color" fo:font-weight="bold" officeooo:rsid="001fb5be" style:font-size-asian="12pt" style:font-weight-asian="bold" style:font-name-complex="Liberation Serif1" style:font-size-complex="12pt" style:font-weight-complex="bold"/>
    </style:style>
    <style:style style:name="T9" style:family="text">
      <style:text-properties fo:color="#800000"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weight="bold"/>
    </style:style>
    <style:style style:name="T12" style:family="text">
      <style:text-properties style:font-name="Times New Roman" officeooo:rsid="0026147b"/>
    </style:style>
    <style:style style:name="Sect1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2"/>
      <text:p text:style-name="P11">/**************************************************/</text:p>
      <text:p text:style-name="P11"><text:tab/><text:tab/><text:tab/>README for VITA DM Project</text:p>
      <text:p text:style-name="P11">/**************************************************/</text:p>
      <text:p text:style-name="P11"/>
      <text:p text:style-name="P16"><text:span text:style-name="T2">G</text:span><text:span text:style-name="T1">etting Started with IoTivity follow this link below:</text:span></text:p>
      <text:p text:style-name="P13"><text:a xlink:type="simple" xlink:href="https://www.iotivity.org/documentation/linux/getting-started" text:style-name="Internet_20_link" text:visited-style-name="Visited_20_Internet_20_Link">https://www.iotivity.org/documentation/linux/getting-started</text:a></text:p>
      <text:p text:style-name="P13"/>
      <text:p text:style-name="P14">for raspberrh-pi:</text:p>
      <text:p text:style-name="P17">https://wiki.iotivity.org/build_iotivity_for_raspberry_pi</text:p>
      <text:p text:style-name="P13"/>
      <text:p text:style-name="P15">- Environment:</text:p>
      <text:p text:style-name="P15">-------------</text:p>
      <text:p text:style-name="P15"><text:tab/>- Operating system:</text:p>
      <text:p text:style-name="P15"><text:tab/><text:tab/>LINUX</text:p>
      <text:p text:style-name="P15"><text:tab/><text:tab/>- Dependency libraries</text:p>
      <text:p text:style-name="P15"><text:tab/><text:tab/><text:tab/>- bluetooth libraries, based on bluez package</text:p>
      <text:p text:style-name="P15"><text:tab/><text:tab/><text:tab/><text:tab/>Libs: <text:tab/><text:tab/><text:tab/><text:tab/>sudo apt-get install bluez</text:p>
      <text:p text:style-name="P15"><text:tab/><text:tab/><text:tab/><text:tab/>Dev headers: <text:tab/>sudo apt-get install libbluetooth-dev</text:p>
      <text:p text:style-name="P15"><text:tab/><text:tab/><text:tab/><text:tab/></text:p>
      <text:p text:style-name="P15"><text:tab/><text:tab/><text:tab/>- WIFI iwlib libraries wireless extensions and interface for WIFI</text:p>
      <text:p text:style-name="P15"><text:tab/><text:tab/><text:tab/><text:tab/>Libs &amp; Dev headers: sudo apt-get install libiw-dev</text:p>
      <text:p text:style-name="P15"><text:tab/><text:tab/><text:tab/><text:tab/></text:p>
      <text:p text:style-name="P15"><text:tab/><text:tab/><text:tab/>- For Transport layer mechanism we are using mosquitto library</text:p>
      <text:p text:style-name="P15"><text:tab/><text:tab/><text:tab/><text:tab/>Add repository: <text:tab/>wget <text:s text:c="11"/></text:p>
      <text:p text:style-name="P15"><text:s text:c="47"/>http://repo.mosquitto.org/debian/mosquitto-repo.gpg.key</text:p>
      <text:p text:style-name="P15"><text:tab/><text:tab/><text:tab/><text:tab/>Add corresponding Key: sudo apt-key add mosquitto-repo.gpg.key</text:p>
      <text:p text:style-name="P15"><text:tab/><text:tab/><text:tab/><text:tab/>Update the Software cache: <text:tab/>sudo apt-get update</text:p>
      <text:p text:style-name="P15"><text:tab/><text:tab/><text:tab/><text:tab/>Lib: <text:tab/>sudo apt-get install mosquitto</text:p>
      <text:p text:style-name="P15"><text:tab/><text:tab/><text:tab/><text:tab/>Dev Headers:<text:tab/>sudo apt-get install libmosquitto-dev</text:p>
      <text:p text:style-name="P15"><text:tab/><text:tab/><text:tab/><text:tab/>Note: To know which mosquitto installed use command : $ mosquitto, [it should be &gt; 1.x.x]</text:p>
      <text:p text:style-name="P15"/>
      <text:p text:style-name="P15"><text:tab/><text:tab/><text:tab/><text:tab/>If version is less than 1.x.x open system settings in Linux machine</text:p>
      <text:p text:style-name="P15"><text:tab/><text:tab/><text:tab/><text:tab/>- Add repositary http://ppa.launchpad.net/mosquitto-dev/mosquitto-ppa/ubuntu</text:p>
      <text:p text:style-name="P15"><text:tab/><text:tab/><text:tab/><text:tab/>- Install mosquitto again in throgh above mentioned commands<text:tab/><text:tab/><text:tab/><text:tab/></text:p>
      <text:p text:style-name="P15"><text:tab/><text:tab/><text:tab/><text:tab/></text:p>
      <text:p text:style-name="P15"><text:tab/><text:tab/><text:tab/>- Packing the scan data and sending to storage server<text:tab/></text:p>
      <text:p text:style-name="P15"><text:tab/><text:tab/><text:tab/><text:tab/>- json</text:p>
      <text:p text:style-name="P15"><text:tab/><text:tab/><text:tab/><text:tab/><text:tab/>Libs: sudo apt-get install libjson-c-dev</text:p>
      <text:p text:style-name="P15"><text:tab/><text:tab/><text:tab/><text:tab/></text:p>
      <text:p text:style-name="P15"><text:tab/><text:tab/><text:tab/><text:tab/>- curl</text:p>
      <text:p text:style-name="P15"><text:tab/><text:tab/><text:tab/><text:tab/><text:tab/>Libs:<text:tab/>sudo apt-get install libcurl4-gnutls-dev</text:p>
      <text:p text:style-name="P15"><text:tab/><text:tab/></text:p>
      <text:p text:style-name="P15"><text:tab/><text:tab/>- SVN repository:</text:p>
      <text:p text:style-name="P15">- SVN Client:<text:tab/>sudo apt-get install rabbitvcs-cli rabbitvcs-nautilus3</text:p>
      <text:p text:style-name="P15"/>
      <text:p text:style-name="P15"/>
      <text:p text:style-name="P15"/>
      <text:p text:style-name="P15"><text:soft-page-break/></text:p>
      <text:p text:style-name="P15">- CODE:</text:p>
      <text:p text:style-name="P15">------</text:p>
      <text:p text:style-name="P15"><text:tab/>- Checking out code, working with code</text:p>
      <text:p text:style-name="P15"><text:tab/><text:tab/>- SVN URL for VITA Data manager:</text:p>
      <text:p text:style-name="P15"><text:tab/><text:tab/><text:tab/>https://ws0001.votarytech.com:8443/svn/VITA/trunk/VITA_STACK/VITA_Data_Manager/</text:p>
      <text:p text:style-name="P15"><text:tab/><text:tab/>- Create the VITA folder in your workspace </text:p>
      <text:p text:style-name="P15"><text:tab/><text:tab/><text:tab/>- Plug out the complete folder to a below directory structure(create folders if needed)</text:p>
      <text:p text:style-name="P15"><text:tab/><text:tab/><text:tab/><text:tab/>- VITA/</text:p>
      <text:p text:style-name="P15"><text:tab/><text:tab/><text:tab/><text:tab/><text:tab/>- VITA_DM/</text:p>
      <text:p text:style-name="P15"><text:tab/><text:tab/><text:tab/><text:tab/><text:tab/><text:tab/>- CM</text:p>
      <text:p text:style-name="P15"><text:tab/><text:tab/><text:tab/><text:tab/><text:tab/><text:tab/>- Configuration Manager</text:p>
      <text:p text:style-name="P15"><text:tab/><text:tab/><text:tab/><text:tab/><text:tab/><text:tab/>- DSM</text:p>
      <text:p text:style-name="P15"><text:tab/><text:tab/><text:tab/><text:tab/><text:tab/><text:tab/>- DeM</text:p>
      <text:p text:style-name="P15"><text:tab/><text:tab/><text:tab/><text:tab/><text:tab/><text:tab/>- Docs</text:p>
      <text:p text:style-name="P15"><text:tab/><text:tab/><text:tab/><text:tab/><text:tab/><text:tab/>- Executables</text:p>
      <text:p text:style-name="P15"><text:tab/><text:tab/><text:tab/><text:tab/><text:tab/><text:tab/>- Headers</text:p>
      <text:p text:style-name="P15"><text:tab/><text:tab/><text:tab/><text:tab/><text:tab/><text:tab/>- Misc</text:p>
      <text:p text:style-name="P15"><text:tab/><text:tab/><text:tab/><text:tab/><text:tab/><text:tab/>- Readme</text:p>
      <text:p text:style-name="P15"><text:tab/><text:tab/><text:tab/><text:tab/><text:tab/><text:tab/>- Source</text:p>
      <text:p text:style-name="P15"><text:tab/><text:tab/><text:tab/><text:tab/><text:tab/><text:tab/>- Test</text:p>
      <text:p text:style-name="P15"><text:tab/><text:tab/><text:tab/><text:tab/><text:tab/><text:tab/>- Utilities</text:p>
      <text:p text:style-name="P15"><text:tab/><text:tab/><text:tab/><text:tab/><text:tab/></text:p>
      <text:p text:style-name="P15"><text:tab/><text:tab/><text:tab/><text:tab/>- VITA_TL (move the "VITA_TL" from "Test" folder and place it here)</text:p>
      <text:p text:style-name="P15"><text:tab/><text:tab/><text:tab/><text:tab/>- Copy below scripts from utilities folder to top VITA folder</text:p>
      <text:p text:style-name="P15"><text:tab/><text:tab/><text:tab/><text:tab/><text:tab/>- c.bat, m.bat, r.bat</text:p>
      <text:p text:style-name="P15"><text:tab/><text:tab/><text:tab/><text:tab/>- Change permissions to these script files,</text:p>
      <text:p text:style-name="P15"><text:tab/><text:tab/><text:tab/><text:tab/><text:tab/>- chmod a+x *.bat<text:tab/><text:tab/></text:p>
      <text:p text:style-name="P15"><text:tab/><text:tab/><text:tab/><text:tab/></text:p>
      <text:p text:style-name="P15"><text:tab/><text:tab/>- Above said process can be ran directly on LINUX desktop/Laptop machines, in case of independent boards such as RASPBERRY PI below is the procedure</text:p>
      <text:p text:style-name="P15"><text:tab/><text:tab/><text:tab/>- Get the IP address of the board and connect to it</text:p>
      <text:p text:style-name="P15"><text:tab/><text:tab/><text:tab/><text:tab/>- If IP_ADDR is not known</text:p>
      <text:p text:style-name="P15"><text:tab/><text:tab/><text:tab/><text:tab/><text:tab/>- Compare the list of IP address generated by below commands with ethernet cable plugged in and out, then filter the one which is missing</text:p>
      <text:p text:style-name="P15"><text:tab/><text:tab/><text:tab/><text:tab/><text:tab/><text:tab/><text:tab/>- sudo arp-scan --interface=wlan0 --localnet <text:s text:c="2"/>/* if wlan0 is wifi adapter <text:s text:c="4"/>*/</text:p>
      <text:p text:style-name="P15"><text:tab/><text:tab/><text:tab/><text:tab/><text:tab/><text:tab/><text:tab/>- sudo arp-scan --interface=eth0 --localnet <text:s text:c="3"/>/* if eth0 is ether net adapter */</text:p>
      <text:p text:style-name="P15"><text:tab/><text:tab/><text:tab/><text:tab/><text:tab/><text:tab/><text:tab/>- sudo apt-get install arp-scan <text:s text:c="15"/>/* if arp-scan is not installed */</text:p>
      <text:p text:style-name="P15"><text:tab/><text:tab/><text:tab/><text:tab/><text:tab/><text:tab/><text:tab/>- Then goto connect process below</text:p>
      <text:p text:style-name="P15"><text:tab/><text:tab/><text:tab/><text:tab/># Connect</text:p>
      <text:p text:style-name="P15"><text:tab/><text:tab/><text:tab/><text:tab/><text:tab/>- ssh pi@&lt;IP_ADDR&gt;</text:p>
      <text:p text:style-name="P15"><text:tab/><text:tab/><text:tab/><text:tab/><text:tab/>- Enter password as "raspberry"</text:p>
      <text:p text:style-name="P15"><text:tab/><text:tab/><text:tab/><text:tab/><text:tab/><text:tab/></text:p>
      <text:p text:style-name="P15"><text:tab/><text:tab/><text:tab/>- Push the VITA folder structure to board directly with below command,</text:p>
      <text:p text:style-name="P15"><text:soft-page-break/><text:tab/><text:tab/><text:tab/><text:tab/>- scp -r &lt;username&gt;@&lt;IP_ADDR_OF_SERVER_CODEBASE&gt;:&lt;path_to_folder&gt; &lt;destination_folder_on_board&gt;<text:tab/></text:p>
      <text:p text:style-name="P15"><text:tab/><text:tab/><text:tab/>- or directly follow the SVN checkout process.</text:p>
      <text:p text:style-name="P15"/>
      <text:p text:style-name="P15"><text:tab/><text:tab/>- Building the project with below commands</text:p>
      <text:p text:style-name="P15"><text:tab/><text:tab/><text:tab/>- To Test DM Library: In Testapp folder inside to DM i.e. in folder "VITA/VITA_DM/Test"</text:p>
      <text:p text:style-name="P15"><text:tab/><text:tab/><text:tab/><text:tab/>$ make build-lib testapp </text:p>
      <text:p text:style-name="P15"><text:tab/><text:tab/><text:tab/><text:tab/><text:tab/>build-lib: Is to build the libraries of DM/DSM/DeM/Utilities</text:p>
      <text:p text:style-name="P15"><text:tab/><text:tab/><text:tab/><text:tab/><text:tab/>testapp: a testapp to test the libraries, to run it give command "./testapp"</text:p>
      <text:p text:style-name="P15"><text:tab/><text:tab/></text:p>
      <text:p text:style-name="P15"><text:tab/><text:tab/><text:tab/>- To test whole DM+MQQT: In top VITA folder i.e. "VITA"</text:p>
      <text:p text:style-name="P15"><text:tab/><text:tab/><text:tab/><text:tab/>$ ./c.bat To clean the build</text:p>
      <text:p text:style-name="P15"><text:tab/><text:tab/><text:tab/><text:tab/>$<text:tab/>./m.bat To build the complete project</text:p>
      <text:p text:style-name="P15"><text:tab/><text:tab/><text:tab/><text:tab/>- Goto Configaration Manager folder which is inside VITA_DM folder and run below command</text:p>
      <text:p text:style-name="P15"><text:tab/><text:tab/><text:tab/><text:tab/><text:tab/>$ source prepare.sh</text:p>
      <text:p text:style-name="P15"><text:tab/><text:tab/><text:tab/><text:tab/>$<text:tab/>./r.bat To run the MQTT TL lib</text:p>
      <text:p text:style-name="P15"/>
      <text:p text:style-name="P15">- Test Run: For Testers to run the VITA DM</text:p>
      <text:p text:style-name="P15">----------</text:p>
      <text:p text:style-name="P15"><text:tab/>- Get the Release.zip from SVN RELEASE folder</text:p>
      <text:p text:style-name="P15"><text:tab/>- Extract zip file, change permissions for prepare.sh as executable and run with the help of below commands</text:p>
      <text:p text:style-name="P15"><text:tab/><text:tab/>- unzip &lt;filename&gt;.zip</text:p>
      <text:p text:style-name="P15"><text:tab/><text:tab/>- cd RELEASE/</text:p>
      <text:p text:style-name="P15"><text:tab/><text:tab/>- chmod a+x prepare.sh r.bat</text:p>
      <text:p text:style-name="P15"><text:tab/><text:tab/>- source ./prepare.sh</text:p>
      <text:p text:style-name="P15"><text:tab/><text:tab/>- ./r.bat</text:p>
      <text:p text:style-name="P15"><text:tab/><text:tab/></text:p>
      <text:p text:style-name="P15">- Hardware requirements:</text:p>
      <text:p text:style-name="P15">-----------------------</text:p>
      <text:p text:style-name="P15">- Raspberry pi v3</text:p>
      <text:p text:style-name="P15"><text:tab/>- built-in BT and WIFI RF chip</text:p>
      <text:p text:style-name="P15"><text:tab/></text:p>
      <text:p text:style-name="P15"/>
      <text:p text:style-name="P15">Useful Commands:</text:p>
      <text:p text:style-name="P15"><text:tab/>- find &lt;dir&gt; -iregex '.*\(c\|so\|o\)' -printf '%h/%f\n'<text:tab/>- LIST files of type and print with path name from the current dir</text:p>
      <text:p text:style-name="P6"/>
      <text:p text:style-name="P7"><text:bookmark text:name="yui_3_16_0_ym19_1_1490244720673_10313"/><text:span text:style-name="T9">Please fine below instructions to send commands through MQTT</text:span><text:span text:style-name="T10"><text:line-break/><text:line-break/>- Go to URL :</text:span><text:a xlink:type="simple" xlink:href="http://192.168.4.19:8164/mqtt/websocket/" office:target-frame-name="_blank" xlink:show="new" text:style-name="Internet_20_link" text:visited-style-name="Visited_20_Internet_20_Link"><text:span text:style-name="T10">http://192.168.4.19:8164/mqtt/websocket/</text:span></text:a><text:span text:style-name="T10"><text:line-break/><text:line-break/>- It will open web-socket page where replace host as 192.168.4.19 and </text:span><text:span text:style-name="T12">destination</text:span><text:span text:style-name="T10"> with VITA/Scan_Status<text:line-break/></text:span><text:bookmark text:name="yui_3_16_0_ym19_1_1490244720673_10314"/><text:span text:style-name="T11">Note : Please give proper name in topic field if we give wrong name it will create another topic in MQTT server<text:line-break/><text:line-break/></text:span><text:span text:style-name="T10">- It will open chat room where we can push commands<text:line-break/></text:span><text:soft-page-break/><text:span text:style-name="T10"><text:line-break/></text:span><text:span text:style-name="T11">Command for init:<text:line-break/><text:line-break/><text:tab/></text:span><text:span text:style-name="T10"><text:line-break/></text:span></text:p>
      <text:p text:style-name="P7"><text:span text:style-name="T10">string : {"Cmd":"VITA_DM_Init","DeviceID":"B8:27:EB:39:1A:2F","DM_SL":{"SubModule : CM":{},"SubModule : DsM":{"BT_Params":["Name","DeviceID","Class_Name"],"WIFI_Params":["Name","DeviceID","Signal","Frequency"]},"SubModule : DeM":{},"RUN_IP":"192.168.4.19:8856"}}<text:line-break/></text:span><text:span text:style-name="T11"><text:line-break/>Command for discover</text:span><text:span text:style-name="T10">:<text:line-break/><text:line-break/>{"Cmd":"Discover","ScanType":"Manual","DeviceType":"iotdevice"}</text:span></text:p>
      <text:p text:style-name="P6"/>
      <text:p text:style-name="P6"/>
      <text:p text:style-name="P6"/>
      <text:p text:style-name="P1"><text:span text:style-name="T2"><text:tab/><text:tab/><text:tab/><text:tab/></text:span><text:span text:style-name="T7">Steps to work with </text:span><text:span text:style-name="T8">our GIT Repository</text:span></text:p>
      <text:p text:style-name="P6"/>
      <text:p text:style-name="P1"><text:span text:style-name="T2">Step 1: Create a directory and clone </text:span><text:span text:style-name="T3">git </text:span><text:span text:style-name="T2">repository</text:span></text:p>
      <text:p text:style-name="P6"><text:tab/>$ mkdir your_directory</text:p>
      <text:p text:style-name="P6"><text:tab/>$ cd your_directory</text:p>
      <text:p text:style-name="P1"><text:span text:style-name="T2"><text:tab/>$ </text:span><text:span text:style-name="T1">git clone </text:span><text:a xlink:type="simple" xlink:href="mailto:git@192.168.4.120" text:style-name="Internet_20_link" text:visited-style-name="Visited_20_Internet_20_Link"><text:span text:style-name="Internet_20_link"><text:span text:style-name="T1">git@192.168.4.120</text:span></text:span></text:a><text:span text:style-name="T1">:/opt/git/dm.git</text:span></text:p>
      <text:p text:style-name="P6"/>
      <text:p text:style-name="P6">Step 2: </text:p>
      <text:p text:style-name="P4"><text:span text:style-name="T1"><text:tab/>$ cd </text:span><text:span text:style-name="T3">dm/VITA/VITA_DM/DM_IoTvity/iotivity-1.2.1</text:span></text:p>
      <text:p text:style-name="P6"><text:tab/>$ git clone https://github.com/01org/tinycbor.git extlibs/tinycbor/tinycbor -b v0.4</text:p>
      <text:p text:style-name="P6"><text:tab/>$ scons</text:p>
      <text:p text:style-name="P8"/>
      <text:p text:style-name="P2"><text:span text:style-name="T3">S</text:span><text:span text:style-name="T1">tep </text:span><text:span text:style-name="T4">3</text:span><text:span text:style-name="T1">: <text:s/></text:span><text:span text:style-name="T3">For MQTT</text:span></text:p>
      <text:p text:style-name="P3"><text:span text:style-name="T1"><text:tab/>$ cd </text:span><text:span text:style-name="T3">dm/VITA/VITA_DM/</text:span></text:p>
      <text:p text:style-name="P9"><text:tab/>$ scons</text:p>
      <text:p text:style-name="P9"><text:tab/>$ cd dm/VITA </text:p>
      <text:p text:style-name="P9"><text:tab/>$ ./m.bat</text:p>
      <text:p text:style-name="P9"><text:tab/>$ export LD_LIBRARY_PATH=VITA_DM/Executables/lib/:VITA_DM/DM_IoTvity/: <text:s text:c="62"/><text:tab/> <text:s text:c="3"/>VITA_DM/DM_IoTvity/iotivity-1.2.1/out/linux/x86_64/release</text:p>
      <text:p text:style-name="P9"><text:tab/>$ ./r.bat</text:p>
      <text:p text:style-name="P5"><text:span text:style-name="T3"><text:tab/></text:span><text:span text:style-name="T5">[after this sends comm</text:span><text:span text:style-name="T6">an</text:span><text:span text:style-name="T5">ds through MQTT]</text:span></text:p>
      <text:p text:style-name="P9"><text:tab/></text:p>
      <text:p text:style-name="P10"/>
      <text:p text:style-name="P10"/>
      <text:p text:style-name="P10"/>
      <text:section text:style-name="Sect1" text:name="yui_3_16_0_ym19_1_1492175888337_2687">
        <text:p text:style-name="Standard"/>
        <text:section text:style-name="Sect2" text:name="yiv3808139909yui_3_16_0_ym19_1_1489500086102_14270">
          <text:p text:style-name="Standard">{"Cmd":"iotvity_Get","ScanType":"Manual","Handle":"0x7f3674000aa0"};<text:bookmark text:name="yiv3808139909yui_3_16_0_ym19_1_1489500086102_14320"/><text:line-break/><text:bookmark text:name="yiv3808139909yui_3_16_0_ym19_1_1489500086102_14321"/><text:line-break/><text:bookmark text:name="yiv3808139909yui_3_16_0_ym19_1_1489500086102_14322"/><text:line-break/>PUT :<text:bookmark text:name="yiv3808139909yui_3_16_0_ym19_1_1489500086102_14323"/><text:line-break/>{"Cmd":"iotvity_Put","Data":{ "name": "John's light","power":20,"state":false},"Handle":"0x7f3674000aa0"};<text:bookmark text:name="yiv3808139909yui_3_16_0_ym19_1_1489500086102_14324"/><text:line-break/><text:bookmark text:name="yiv3808139909yui_3_16_0_ym19_1_1489500086102_14325"/><text:line-break/>Observe :<text:bookmark text:name="yiv3808139909yui_3_16_0_ym19_1_1489500086102_14326"/><text:line-break/>{"Cmd":"iotvity_Observe","ScanType":"Manual","Handle":"123456789"};</text:p>
        </text:section>
      </text:section>
      <text:p text:style-name="P1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14:51:24.939237024</meta:creation-date>
    <dc:date>2017-04-24T18:38:56.376941146</dc:date>
    <meta:editing-duration>P1DT26M24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5" meta:paragraph-count="133" meta:word-count="778" meta:character-count="6204" meta:non-whitespace-character-count="4986"/>
  </office:meta>
</office:document-meta>
</file>